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7.243cm"/>
    </style:style>
    <style:style style:name="co7" style:family="table-column">
      <style:table-column-properties fo:break-before="auto" style:column-width="2.1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atency">
      <style:table-properties table:display="true" style:writing-mode="lr-tb"/>
    </style:style>
    <style:style style:name="ta2" style:family="table" style:master-page-name="PageStyle_5f_Throughpu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enc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mean_latency</text:p>
          </table:table-cell>
          <table:table-cell table:style-name="ce1" office:value-type="string" calcext:value-type="string">
            <text:p>max_latency</text:p>
          </table:table-cell>
          <table:table-cell table:style-name="ce1" office:value-type="string" calcext:value-type="string">
            <text:p>p50_latency</text:p>
          </table:table-cell>
          <table:table-cell table:style-name="ce1" office:value-type="string" calcext:value-type="string">
            <text:p>p90_latency</text:p>
          </table:table-cell>
          <table:table-cell table:style-name="ce1" office:value-type="string" calcext:value-type="string">
            <text:p>p99_latency</text:p>
          </table:table-cell>
          <table:table-cell table:style-name="ce1" office:value-type="string" calcext:value-type="string">
            <text:p>cou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</text:p>
          </table:table-cell>
          <table:table-cell office:value-type="float" office:value="100.7782" calcext:value-type="float">
            <text:p>100,7782</text:p>
          </table:table-cell>
          <table:table-cell office:value-type="float" office:value="2081.97" calcext:value-type="float">
            <text:p>2081,97</text:p>
          </table:table-cell>
          <table:table-cell office:value-type="float" office:value="31.23" calcext:value-type="float">
            <text:p>31,23</text:p>
          </table:table-cell>
          <table:table-cell office:value-type="float" office:value="128.08" calcext:value-type="float">
            <text:p>128,08</text:p>
          </table:table-cell>
          <table:table-cell office:value-type="float" office:value="1606.7608" calcext:value-type="float">
            <text:p>1606,7608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2</text:p>
          </table:table-cell>
          <table:table-cell office:value-type="float" office:value="4711.088267" calcext:value-type="float">
            <text:p>4711,088267</text:p>
          </table:table-cell>
          <table:table-cell office:value-type="float" office:value="12825.29" calcext:value-type="float">
            <text:p>12825,29</text:p>
          </table:table-cell>
          <table:table-cell office:value-type="float" office:value="4095.37" calcext:value-type="float">
            <text:p>4095,37</text:p>
          </table:table-cell>
          <table:table-cell office:value-type="float" office:value="8836.136" calcext:value-type="float">
            <text:p>8836,136</text:p>
          </table:table-cell>
          <table:table-cell office:value-type="float" office:value="11893.4476" calcext:value-type="float">
            <text:p>11893,4476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3</text:p>
          </table:table-cell>
          <table:table-cell office:value-type="float" office:value="5.2814" calcext:value-type="float">
            <text:p>5,2814</text:p>
          </table:table-cell>
          <table:table-cell office:value-type="float" office:value="493.82" calcext:value-type="float">
            <text:p>493,82</text:p>
          </table:table-cell>
          <table:table-cell office:value-type="float" office:value="2.52" calcext:value-type="float">
            <text:p>2,52</text:p>
          </table:table-cell>
          <table:table-cell office:value-type="float" office:value="8.68" calcext:value-type="float">
            <text:p>8,68</text:p>
          </table:table-cell>
          <table:table-cell office:value-type="float" office:value="29.8744" calcext:value-type="float">
            <text:p>29,8744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oughput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throughput_batches_per_s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244792" calcext:value-type="float">
            <text:p>0,244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.244775" calcext:value-type="float">
            <text:p>0,244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0.207425" calcext:value-type="float">
            <text:p>0,207425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hroughput" style:display-name="PageStyle_Throughp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tency" style:display-name="PageStyle_Latenc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7-08T03:09:30</meta:creation-date>
    <dc:date>2025-07-08T10:05:35.583038042</dc:date>
    <meta:generator>LibreOffice/7.3.7.2$Linux_X86_64 LibreOffice_project/30$Build-2</meta:generator>
    <meta:editing-duration>PT1M1S</meta:editing-duration>
    <meta:editing-cycles>1</meta:editing-cycles>
    <meta:document-statistic meta:table-count="2" meta:cell-count="36" meta:object-count="0"/>
    <meta:user-defined meta:name="AppVersion">3.1</meta:user-defined>
  </office:meta>
</office:document-meta>
</file>